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4.1 Campo CodEspecialida:O campo do código da especialida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4.2 Campo Nome:O campo nome deve ter no mínimo 5 letras.</text:p>
          </table:table-cell>
        </table:table-row>
        <table:table-row table:style-name="ro2">
          <table:table-cell office:value-type="string" calcext:value-type="string">
            <text:p>RN 4.3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6.1 Campo CodProcedimento:O campo do código procedi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6.2 Campo Nome:O campo nome deve ter no mínimo 5 letras.</text:p>
          </table:table-cell>
        </table:table-row>
        <table:table-row table:style-name="ro2">
          <table:table-cell office:value-type="string" calcext:value-type="string">
            <text:p>RN 6.3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7-Lanç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consultas,onde deve ser agendadas as consult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7.1 Campo CodConsulta:O campo do código consultas deve ser preenchido automaticamente na ordem crescente.</text:p>
          </table:table-cell>
        </table:table-row>
        <table:table-row table:style-name="ro2">
          <table:table-cell office:value-type="string" calcext:value-type="string">
            <text:p>RN 7.2 Campo Médico:O campo medico deve ter uma lista para escolher o nome do médico.</text:p>
          </table:table-cell>
        </table:table-row>
        <table:table-row table:style-name="ro2">
          <table:table-cell office:value-type="string" calcext:value-type="string">
            <text:p>RN 7.3 Campo Paciente:O campo paciente deve ter uma lista para escolher o nome do paciente.</text:p>
          </table:table-cell>
        </table:table-row>
        <table:table-row table:style-name="ro2">
          <table:table-cell office:value-type="string" calcext:value-type="string">
            <text:p>RN 7.4 Campo Data :O campo data deve ser preenchido no formato dia/mês/ano.</text:p>
          </table:table-cell>
        </table:table-row>
        <table:table-row table:style-name="ro2">
          <table:table-cell office:value-type="string" calcext:value-type="string">
            <text:p>RN 7.5 Campo Hora:O campo hora deve ser preenchido no formato horas/minutos/segundos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Prescrição:O campo prescrição deve conte no mínimo 10 e o máximo 500 caracter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6:42:00.6359902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16:58:34.601661315</dc:date>
    <meta:editing-duration>PT1H33M38S</meta:editing-duration>
    <meta:editing-cycles>20</meta:editing-cycles>
    <meta:generator>LibreOffice/5.1.4.2$Linux_X86_64 LibreOffice_project/10m0$Build-2</meta:generator>
    <meta:document-statistic meta:table-count="1" meta:cell-count="65" meta:object-count="0"/>
  </office:meta>
</office:document-meta>
</file>